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fo:font-weight="normal" officeooo:rsid="000b9ff4" officeooo:paragraph-rsid="000b9ff4" style:font-size-asian="20pt" style:font-weight-asian="normal" style:font-size-complex="20pt" style:font-weight-complex="normal"/>
    </style:style>
    <style:style style:name="P2" style:family="paragraph" style:parent-style-name="Standard">
      <style:text-properties fo:font-size="14pt" fo:font-weight="normal" officeooo:rsid="000b9ff4" officeooo:paragraph-rsid="000b9ff4" style:font-size-asian="12.25pt" style:font-weight-asian="normal" style:font-size-complex="14pt" style:font-weight-complex="normal"/>
    </style:style>
    <style:style style:name="P3" style:family="paragraph" style:parent-style-name="Standard">
      <style:text-properties fo:font-size="14pt" fo:font-weight="normal" officeooo:rsid="000f8af1" officeooo:paragraph-rsid="000f8af1" style:font-size-asian="12.25pt" style:font-weight-asian="normal" style:font-size-complex="14pt" style:font-weight-complex="normal"/>
    </style:style>
    <style:style style:name="P4" style:family="paragraph" style:parent-style-name="Standard">
      <style:text-properties fo:font-size="14pt" fo:font-weight="normal" officeooo:rsid="000f8af1" officeooo:paragraph-rsid="00128c00"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0b9ff4" officeooo:paragraph-rsid="000b9ff4"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0c91d1" officeooo:paragraph-rsid="000c91d1"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1d900" officeooo:paragraph-rsid="00128c00" style:font-size-asian="12.25pt" style:font-weight-asian="normal" style:font-size-complex="14pt" style:font-weight-complex="normal"/>
    </style:style>
    <style:style style:name="P8" style:family="paragraph" style:parent-style-name="Standard">
      <style:paragraph-properties fo:margin-left="2.501cm" fo:margin-right="0cm" fo:text-indent="0cm" style:auto-text-indent="false"/>
      <style:text-properties fo:font-size="12pt" fo:font-style="italic" fo:font-weight="normal" officeooo:rsid="000f8af1" officeooo:paragraph-rsid="000f8af1"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text-indent="0cm" style:auto-text-indent="false"/>
      <style:text-properties fo:font-size="12pt" fo:font-style="italic" fo:font-weight="normal" officeooo:rsid="000f8af1" officeooo:paragraph-rsid="000f8af1" fo:background-color="#ffff00"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0f8af1" officeooo:paragraph-rsid="000f8af1" fo:background-color="transparent" style:font-size-asian="12.25pt" style:font-style-asian="normal" style:font-weight-asian="normal" style:font-size-complex="14pt" style:font-style-complex="normal" style:font-weight-complex="normal"/>
    </style:style>
    <style:style style:name="P11"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0f8af1" officeooo:paragraph-rsid="00128c00" fo:background-color="transparent" style:font-size-asian="12.25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0c325" officeooo:paragraph-rsid="0010c325" fo:background-color="transparent" style:font-size-asian="12.25pt" style:font-style-asian="normal" style:font-weight-asian="normal" style:font-size-complex="14pt" style:font-style-complex="normal" style:font-weight-complex="normal"/>
    </style:style>
    <style:style style:name="P13"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1d900" officeooo:paragraph-rsid="0011d900" fo:background-color="transparent" style:font-size-asian="12.25pt" style:font-style-asian="normal" style:font-weight-asian="normal" style:font-size-complex="14pt" style:font-style-complex="normal" style:font-weight-complex="normal"/>
    </style:style>
    <style:style style:name="P14"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1d900" officeooo:paragraph-rsid="00128c00"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1db0a" officeooo:paragraph-rsid="0011db0a" fo:background-color="transparent" style:font-size-asian="12.25pt" style:font-style-asian="normal" style:font-weight-asian="normal" style:font-size-complex="14pt" style:font-style-complex="normal" style:font-weight-complex="normal"/>
    </style:style>
    <style:style style:name="P16"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28c00" officeooo:paragraph-rsid="00128c00" fo:background-color="transparent" style:font-size-asian="12.25pt" style:font-style-asian="normal" style:font-weight-asian="normal" style:font-size-complex="14pt" style:font-style-complex="normal" style:font-weight-complex="normal"/>
    </style:style>
    <style:style style:name="P17" style:family="paragraph" style:parent-style-name="Text_20_body" style:master-page-name="">
      <style:paragraph-properties fo:margin-top="0cm" fo:margin-bottom="0cm" style:contextual-spacing="false" fo:line-height="100%" style:page-number="auto"/>
      <style:text-properties fo:font-size="14pt" fo:font-weight="normal" officeooo:rsid="000b9ff4" officeooo:paragraph-rsid="000b9ff4" style:font-size-asian="12.25pt" style:font-weight-asian="normal" style:font-size-complex="14pt" style:font-weight-complex="normal"/>
    </style:style>
    <style:style style:name="P18" style:family="paragraph" style:parent-style-name="Text_20_body">
      <style:paragraph-properties fo:margin-top="0cm" fo:margin-bottom="0cm" style:contextual-spacing="false" fo:line-height="100%"/>
      <style:text-properties fo:font-size="14pt" fo:font-weight="normal" officeooo:rsid="000b9ff4" officeooo:paragraph-rsid="000b9ff4" style:font-size-asian="12.25pt" style:font-weight-asian="normal" style:font-size-complex="14pt" style:font-weight-complex="normal"/>
    </style:style>
    <style:style style:name="P19" style:family="paragraph" style:parent-style-name="Preformatted_20_Text">
      <style:paragraph-properties fo:margin-left="3.752cm" fo:margin-right="0cm" fo:text-indent="0cm" style:auto-text-indent="false"/>
    </style:style>
    <style:style style:name="P20" style:family="paragraph" style:parent-style-name="Preformatted_20_Text">
      <style:paragraph-properties fo:margin-left="3.752cm" fo:margin-right="0cm" fo:text-indent="0cm" style:auto-text-indent="false"/>
      <style:text-properties fo:color="#990000" fo:font-style="italic" style:font-style-asian="italic" style:font-style-complex="italic"/>
    </style:style>
    <style:style style:name="P21" style:family="paragraph" style:parent-style-name="Preformatted_20_Text">
      <style:paragraph-properties fo:margin-left="3.752cm" fo:margin-right="0cm" fo:margin-top="0cm" fo:margin-bottom="0.499cm" style:contextual-spacing="false" fo:text-indent="0cm" style:auto-text-indent="false"/>
    </style:style>
    <style:style style:name="P22" style:family="paragraph" style:parent-style-name="Standard" style:list-style-name="L1">
      <style:text-properties fo:font-size="14pt" fo:font-weight="normal" officeooo:rsid="000b9ff4" officeooo:paragraph-rsid="000b9ff4" style:font-size-asian="12.25pt" style:font-weight-asian="normal" style:font-size-complex="14pt" style:font-weight-complex="normal"/>
    </style:style>
    <style:style style:name="P23" style:family="paragraph" style:parent-style-name="Standard" style:list-style-name="L2">
      <style:text-properties fo:font-size="14pt" fo:font-weight="normal" officeooo:rsid="000b9ff4" officeooo:paragraph-rsid="000b9ff4" style:font-size-asian="12.25pt" style:font-weight-asian="normal" style:font-size-complex="14pt" style:font-weight-complex="normal"/>
    </style:style>
    <style:style style:name="P24" style:family="paragraph" style:parent-style-name="Standard" style:list-style-name="L3">
      <style:text-properties fo:font-size="14pt" fo:font-weight="normal" officeooo:rsid="000b9ff4" officeooo:paragraph-rsid="000b9ff4" style:font-size-asian="12.25pt" style:font-weight-asian="normal" style:font-size-complex="14pt" style:font-weight-complex="normal"/>
    </style:style>
    <style:style style:name="P25" style:family="paragraph" style:parent-style-name="Standard" style:list-style-name="L4">
      <style:text-properties fo:font-size="14pt" fo:font-weight="normal" officeooo:rsid="000b9ff4" officeooo:paragraph-rsid="000b9ff4" style:font-size-asian="12.25pt" style:font-weight-asian="normal" style:font-size-complex="14pt" style:font-weight-complex="normal"/>
    </style:style>
    <style:style style:name="P26" style:family="paragraph" style:parent-style-name="Standard">
      <style:text-properties fo:font-size="14pt" style:text-underline-style="none" fo:font-weight="normal" officeooo:rsid="000b9ff4" officeooo:paragraph-rsid="000b9ff4" style:font-size-asian="12.25pt" style:font-weight-asian="normal" style:font-size-complex="14pt" style:font-weight-complex="normal"/>
    </style:style>
    <style:style style:name="P27" style:family="paragraph" style:parent-style-name="Standard" style:list-style-name="L5">
      <style:text-properties fo:font-size="14pt" style:text-underline-style="none" fo:font-weight="normal" officeooo:rsid="000b9ff4" officeooo:paragraph-rsid="000b9ff4" style:font-size-asian="12.25pt" style:font-weight-asian="normal" style:font-size-complex="14pt" style:font-weight-complex="normal"/>
    </style:style>
    <style:style style:name="P28" style:family="paragraph" style:parent-style-name="Standard">
      <style:text-properties fo:font-size="14pt" style:text-underline-style="none" fo:font-weight="normal" officeooo:rsid="0013bcdc" officeooo:paragraph-rsid="0013bcdc" style:font-size-asian="12.25pt" style:font-weight-asian="normal" style:font-size-complex="14pt" style:font-weight-complex="normal"/>
    </style:style>
    <style:style style:name="P29"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0c325" officeooo:paragraph-rsid="0010c325" fo:background-color="transparent"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5a68d" officeooo:paragraph-rsid="0015a68d"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indent="0cm" style:auto-text-indent="false" fo:background-color="transparent">
        <style:background-image/>
      </style:paragraph-properties>
      <style:text-properties fo:font-size="14pt" fo:font-style="normal" fo:font-weight="normal" officeooo:rsid="0011db0a" officeooo:paragraph-rsid="0011db0a"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2.501cm" fo:margin-right="0cm" fo:text-indent="0cm" style:auto-text-indent="false" fo:background-color="transparent">
        <style:background-image/>
      </style:paragraph-properties>
      <style:text-properties fo:color="#cc0000" fo:font-size="12pt" fo:font-style="italic" fo:font-weight="normal" officeooo:rsid="0015a68d" officeooo:paragraph-rsid="0015a68d" fo:background-color="transparent"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color="#990000" fo:font-style="italic" style:font-style-asian="italic" style:font-style-complex="italic"/>
    </style:style>
    <style:style style:name="T6" style:family="text">
      <style:text-properties officeooo:rsid="000c91d1"/>
    </style:style>
    <style:style style:name="T7" style:family="text">
      <style:text-properties officeooo:rsid="0010c325"/>
    </style:style>
    <style:style style:name="T8" style:family="text">
      <style:text-properties officeooo:rsid="0011d900"/>
    </style:style>
    <style:style style:name="T9" style:family="text">
      <style:text-properties officeooo:rsid="00128c00"/>
    </style:style>
    <style:style style:name="T10" style:family="text">
      <style:text-properties fo:font-style="normal" officeooo:rsid="00128c00" fo:background-color="transparent" loext:char-shading-value="0"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8.774cm" fo:text-indent="-0.635cm" fo:margin-left="8.7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4cm" fo:text-indent="-0.635cm" fo:margin-left="10.0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679cm" fo:text-indent="-0.635cm" fo:margin-left="10.6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314cm" fo:text-indent="-0.635cm" fo:margin-left="11.3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49cm" fo:text-indent="-0.635cm" fo:margin-left="11.9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84cm" fo:text-indent="-0.635cm" fo:margin-left="12.5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219cm" fo:text-indent="-0.635cm" fo:margin-left="13.2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854cm" fo:text-indent="-0.635cm" fo:margin-left="13.8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489cm" fo:text-indent="-0.635cm" fo:margin-left="14.489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eitl</text:span>liche und <text:span text:style-name="T1">Räum</text:span>liche Analyse von Twitterdaten</text:p>
      <text:p text:style-name="P2"/>
      <text:p text:style-name="P2"/>
      <text:p text:style-name="P2">Die Daten beinhalten Ort + Zeit eines Tweets:</text:p>
      <text:list xml:id="list6175665860904247436" text:style-name="L1">
        <text:list-item>
          <text:p text:style-name="P22">Daten sollen bereinigt werden (weiß noch nicht was genau bereinigt werden soll)</text:p>
        </text:list-item>
        <text:list-item>
          <text:p text:style-name="P22">Daten clustern <text:span text:style-name="T9">(Bezirke) </text:span>und über Tag Zeitverläufe (zu welcher Zeit wird wieviel gepostet) bestimmter Regionen (wo viel wo wenig) erstellen</text:p>
        </text:list-item>
      </text:list>
      <text:p text:style-name="P2"/>
      <text:p text:style-name="P2">Daten liegen in speziellem Format vor → <text:span text:style-name="T2">GeoJSON:</text:span> </text:p>
      <text:list xml:id="list5568823332970172064" text:style-name="L2">
        <text:list-item>
          <text:p text:style-name="P23">Format kann verschiedene geographische Strukturen enkodieren</text:p>
        </text:list-item>
        <text:list-item>
          <text:p text:style-name="P23">folgende Geometrietypen sind möglich:</text:p>
        </text:list-item>
      </text:list>
      <text:list xml:id="list8302938445343419523" text:style-name="L3">
        <text:list-item>
          <text:p text:style-name="P24">Point</text:p>
        </text:list-item>
        <text:list-item>
          <text:p text:style-name="P24">Line</text:p>
        </text:list-item>
        <text:list-item>
          <text:p text:style-name="P24">Polygon</text:p>
        </text:list-item>
        <text:list-item>
          <text:p text:style-name="P24">Multipoint</text:p>
        </text:list-item>
        <text:list-item>
          <text:p text:style-name="P24">Multiline</text:p>
        </text:list-item>
        <text:list-item>
          <text:p text:style-name="P24">Multipolygon</text:p>
        </text:list-item>
      </text:list>
      <text:list xml:id="list7055178082387398582" text:style-name="L4">
        <text:list-item>
          <text:p text:style-name="P25">diese Objekte können Zusatzinfos beinhalten, dann nennt man sie Feature Objects</text:p>
        </text:list-item>
        <text:list-item>
          <text:p text:style-name="P25">ein Set von Features ist dann Feature Collection</text:p>
        </text:list-item>
      </text:list>
      <text:p text:style-name="P2"/>
      <text:p text:style-name="P2">Die Tweets werden wohl am ehesten als Punkte abgelegt sein, also höchstwahrscheinlich <text:span text:style-name="T3">Multipoint-Objekte</text:span><text:span text:style-name="T4"> (Koordinatenpaare), zusätzlich zum Ort ist noch die Zeit als Info vorhanden, also müssten es Feature Objects sein</text:span></text:p>
      <text:p text:style-name="P2"/>
      <text:p text:style-name="P5">Erste Herausforderung:</text:p>
      <text:list xml:id="list3376638725166514094" text:style-name="L5">
        <text:list-item>
          <text:p text:style-name="P27">Daten in Python einlesen → dazu json library verwenden</text:p>
        </text:list-item>
      </text:list>
      <text:p text:style-name="P17">When you load a GeoJSON file using the <text:span text:style-name="Source_20_Text">json</text:span> library, you get a <text:span text:style-name="Source_20_Text">dict</text:span> that contains an entry <text:span text:style-name="Source_20_Text">features</text:span>, which contains the list of features. Each feature in turn consists of a <text:span text:style-name="Source_20_Text">dict</text:span>, which, among other things, contains an entry <text:span text:style-name="Source_20_Text">geometry</text:span>. The <text:span text:style-name="Source_20_Text">geometry</text:span> is a <text:span text:style-name="Source_20_Text">dict</text:span> containing the entries <text:span text:style-name="Source_20_Text">type</text:span> and <text:span text:style-name="Source_20_Text">coordinates</text:span>. So you can traverse your GeoJSON file like this:</text:p>
      <text:p text:style-name="P18"/>
      <text:p text:style-name="P19"><text:span text:style-name="Source_20_Text"><text:span text:style-name="T5">import json</text:span></text:span></text:p>
      <text:p text:style-name="P20"/>
      <text:p text:style-name="P19"><text:span text:style-name="Source_20_Text"><text:span text:style-name="T5">with open('test.json') as f:</text:span></text:span></text:p>
      <text:p text:style-name="P19"><text:span text:style-name="Source_20_Text"><text:span text:style-name="T5"><text:s text:c="4"/>data = json.load(f)</text:span></text:span></text:p>
      <text:p text:style-name="P20"/>
      <text:p text:style-name="P19"><text:span text:style-name="Source_20_Text"><text:span text:style-name="T5">for feature in data['features']:</text:span></text:span></text:p>
      <text:p text:style-name="P19"><text:span text:style-name="Source_20_Text"><text:span text:style-name="T5"><text:s text:c="4"/>print feature['geometry']['type']</text:span></text:span></text:p>
      <text:p text:style-name="P21"><text:span text:style-name="Source_20_Text"><text:span text:style-name="T5"><text:s text:c="4"/>print feature['geometry']['coordinates']</text:span></text:span></text:p>
      <text:p text:style-name="P28">hier noch nützlicher Link: https://pypi.python.org/pypi/geojson/</text:p>
      <text:p text:style-name="P5"><text:soft-page-break/>Sind die Daten in Python, muss geschaut werden, wo eventuelle Fehlervalues sind, die dann bereinigt werden können, <text:span text:style-name="T6">wobei ich mir gerade schwer vorstellen kann, was da bereinigt werden soll...</text:span></text:p>
      <text:p text:style-name="P5"/>
      <text:p text:style-name="P6">Dann muss ich mir überlegen wie ich die Daten plotten will.</text:p>
      <text:p text:style-name="P6"/>
      <text:p text:style-name="P7">Ich möchte die Tweetanzahl der jeweiligen <text:span text:style-name="T10">Bezirke</text:span> bestimmen. </text:p>
      <text:p text:style-name="P7">Für die <text:span text:style-name="T10">Bezirke</text:span> will ich dann ein Plot erstellen, indem der zeitliche Verlauf mit dem Auftreten von tweets geplottet ist.</text:p>
      <text:p text:style-name="P6"/>
      <text:p text:style-name="P6"/>
      <text:p text:style-name="P6"/>
      <text:p text:style-name="P4">Als Grundlage benötige ich eine Karte. Diese soll keine Höheninformation oder dergleichen enthalten. Ich brauche lediglich <text:span text:style-name="T10">Bezirks</text:span><text:span text:style-name="T8">g</text:span>renzen, um die Twitterdaten räumlich zusammenfassen zu können. Daher eignet sich Rasterkarte eher nicht. Vektorkarte als Shapefile mit <text:span text:style-name="T10">Bezirks</text:span>grenzen <text:span text:style-name="T8">in Form von Polygonen </text:span>geht:</text:p>
      <text:p text:style-name="P3">Einlesen von Polygonfiles wie folgt:</text:p>
      <text:p text:style-name="P8">from osgeo import ogr </text:p>
      <text:p text:style-name="P8">import os </text:p>
      <text:p text:style-name="P8">from MyClasses import * # import all from MyClasses </text:p>
      <text:p text:style-name="P8"/>
      <text:p text:style-name="P8">PolygonList = [] # polygonListe </text:p>
      <text:p text:style-name="P8"/>
      <text:p text:style-name="P8"># File lesen </text:p>
      <text:p text:style-name="P8">driver = ogr.GetDriverByName('ESRI Shapefile') </text:p>
      <text:p text:style-name="P8">datasource = driver.Open("Houses.shp", 0) </text:p>
      <text:p text:style-name="P8">layer = datasource.GetLayer() </text:p>
      <text:p text:style-name="P8"/>
      <text:p text:style-name="P8">i = 0 </text:p>
      <text:p text:style-name="P8">featureCount = layer.GetFeatureCount() </text:p>
      <text:p text:style-name="P8">for i in range (layer.GetFeatureCount()): </text:p>
      <text:p text:style-name="P8"><text:tab/>feature = layer.GetFeature(i) </text:p>
      <text:p text:style-name="P8"><text:tab/>geometry = feature.GetGeometryRef() </text:p>
      <text:p text:style-name="P8"><text:tab/>print geometry.GetGeometryCount() </text:p>
      <text:p text:style-name="P8"><text:tab/>for ring in range(geometry.GetGeometryCount()): </text:p>
      <text:p text:style-name="P8"><text:tab/><text:tab/>outring = geometry.GetGeometryRef(ring) </text:p>
      <text:p text:style-name="P8"><text:tab/><text:tab/>POLYGON = polygon() </text:p>
      <text:p text:style-name="P8"><text:tab/><text:tab/>for i in range(outring.GetPointCount()): </text:p>
      <text:p text:style-name="P8"><text:tab/><text:tab/><text:tab/>x = outring.GetX(i) </text:p>
      <text:p text:style-name="P8"><text:tab/><text:tab/><text:tab/>y = outring.GetY(i) </text:p>
      <text:p text:style-name="P8"><text:tab/><text:tab/><text:tab/>pt = Point(x,y) </text:p>
      <text:p text:style-name="P8"><text:tab/><text:tab/><text:tab/>POLYGON.addPoint(pt) </text:p>
      <text:p text:style-name="P8"><text:tab/><text:tab/>if ring == 0: </text:p>
      <text:p text:style-name="P8"><text:tab/><text:tab/><text:tab/>PolygonList.append(POLYGON) <text:s text:c="4"/></text:p>
      <text:p text:style-name="P8"/>
      <text:p text:style-name="P8">layer.ResetReading() </text:p>
      <text:p text:style-name="P8">datasource.Destroy() </text:p>
      <text:p text:style-name="P9"/>
      <text:p text:style-name="P10"/>
      <text:p text:style-name="P11"><text:soft-page-break/>So erhalte ich eine Polygonliste mit Punktpaaren, die die Polygongrenzen der einzelnen <text:span text:style-name="T9">Bezirks</text:span>flächen markieren. <text:span text:style-name="T8">Allerdings gilt diese Variante glaube ich nur für ein Polygon, ich brauche aber mehrere Polygone. Oder ich muss die einzelnen Bezirke als einzelne Polygone einlesen.</text:span></text:p>
      <text:p text:style-name="P10"/>
      <text:p text:style-name="P11">Um die Tweetpunktpaare den jeweiligen <text:span text:style-name="T9">Bezirks</text:span>polygonen zuordnen zu können, muss ich schauen, ob ein Tweetpunktpaar innerhalb einer Polygongrenze liegt. </text:p>
      <text:p text:style-name="P14">Am besten ich lese die Polygone einzelner <text:span text:style-name="T9">Bezirke </text:span>ein, benenne die Polygonliste gleich mit dem Namen der <text:span text:style-name="T9">Bezirke</text:span> und lass dann in einer Schleife alle Tweetpunktpaare durchlaufen, um zu schauen welche Punkte in <text:span text:style-name="T9">diesem Bezirk</text:span> liegen. Die Punkte, die drin liegen kann ich bspw. In einer neuen Liste separat ablegen. </text:p>
      <text:p text:style-name="P14">Dann gehe ich zu<text:span text:style-name="T9">m</text:span> nächsten <text:span text:style-name="T9">Bezirk</text:span> usw. </text:p>
      <text:p text:style-name="P10"/>
      <text:p text:style-name="P10">Frage: Wie werden die eingelesenen Tweets organisiert (liste, tupel, dict, array)?</text:p>
      <text:p text:style-name="P10">Und wie kann ich dann rausfinden, ob Tweets innerhalb <text:span text:style-name="T7">der Grenzen liegen?</text:span></text:p>
      <text:p text:style-name="P12"/>
      <text:p text:style-name="P14">Angenommen, ich habe es geschafft alle Tweets den <text:span text:style-name="T9">Bezirks</text:span>polygonen zuzuordnen. Dann müsste ich pro <text:span text:style-name="T9">Bezirk</text:span>auszählen lassen wie viele Tweets es gibt. Diesen Wert könnte ich dann absolut nehmen oder relativ in dem ich mir noch <text:span text:style-name="T9">Bezirks</text:span>einwohnerzahlen besorge. Wie stelel ich das dann am besten dar?</text:p>
      <text:p text:style-name="P13"/>
      <text:p text:style-name="P13">So wäre der erste Teil der räumlichen Verteilung abgeschlossen.</text:p>
      <text:p text:style-name="P13"/>
      <text:p text:style-name="P13">Der zweite Teil beschäftigt sich mit dem zeitlichen Verlauf.</text:p>
      <text:p text:style-name="P13"/>
      <text:p text:style-name="P13">Erste Frage: Wie und wo ist die Info über den Zeitpunkt abgelegt?</text:p>
      <text:p text:style-name="P13">Die Tweetpunktpaare davor enthalten ja scheinbar nur die Koordinaten, oder nicht?</text:p>
      <text:p text:style-name="P13">Schwer zu sagen, da ich gerade nicht weiß wie die Twitterdaten dann genau aussehen.</text:p>
      <text:p text:style-name="P13">Aber wenn ich den zeitlichen Verlauf untersuchen will, muss ich auf jeden Fall auch in den <text:span text:style-name="T9">Bezirks</text:span>polygonen schauen, also die Zeitdaten der Tweets, die innerhalb der jeweiligen Polygone liegen. </text:p>
      <text:p text:style-name="P13"/>
      <text:p text:style-name="P15">Wenn ich diese Infos hab müsste es eigentlich recht einfach gehen.</text:p>
      <text:p text:style-name="P15"/>
      <text:p text:style-name="P15">Ich würde mit der matplotbib einfach für jeden Bezirk ein eigenes Plot erstellen, wo ich die Anzahl der Tweets (zur gleichen Stunde bspw) gegen die Tageszeit plotte. </text:p>
      <text:p text:style-name="P30">Hier ein kleines beispielskript, wo 2 arrays geplottet wurden:</text:p>
      <text:p text:style-name="P32">import matplotlib.pyplot as plt</text:p>
      <text:p text:style-name="P32">plt.plot(np.array(dists),np.array(heights), 'bo') ##bo gibt form und farbe im plot an</text:p>
      <text:p text:style-name="P32">plt.ylabel('Height in m')</text:p>
      <text:p text:style-name="P32">plt.xlabel('Length in m')</text:p>
      <text:p text:style-name="P32">plt.title('Height Profile')</text:p>
      <text:p text:style-name="P32">plt.savefig('HeightProfile.png',dpi=300)</text:p>
      <text:p text:style-name="P32">plt.close()</text:p>
      <text:p text:style-name="P30"/>
      <text:p text:style-name="P30"><text:soft-page-break/>D.h. am besten alle Tweets die zwischen 0.00 und 1.00 gemacht wurden, zusammenzählen und in variable ablegen. Dann für alle 24h, diese 24 werte der variablen in eine liste. Dann neue Liste mit werten von 1 bis 24 und diese beiden Listen plotten. </text:p>
      <text:p text:style-name="P15">Damit hätte ich am Ende 9 Plots (da 9 Bezirke).</text:p>
      <text:p text:style-name="P13"/>
      <text:p text:style-name="P16">Wenn ich es statistisch detailreicher aufbereiten wollen würde, könnte ich auch die Gemeinden nehmen, aber da müsste man die komplette Auswertungsstruktur ändern, da es in Tirol an die 300 Gemeinden gibt. </text:p>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3:43:42.270145790</meta:creation-date>
    <dc:date>2016-01-15T15:55:56.089351076</dc:date>
    <meta:editing-duration>PT59M42S</meta:editing-duration>
    <meta:editing-cycles>7</meta:editing-cycles>
    <meta:generator>LibreOffice/4.2.8.2$Linux_X86_64 LibreOffice_project/420m0$Build-2</meta:generator>
    <meta:document-statistic meta:table-count="0" meta:image-count="0" meta:object-count="0" meta:page-count="4" meta:paragraph-count="84" meta:word-count="845" meta:character-count="5906" meta:non-whitespace-character-count="5075"/>
  </office:meta>
</office:document-meta>
</file>